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222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797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1.195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style:font-name="Courier New"/>
    </style:style>
    <style:style style:name="P2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font-name="Courier New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size="10pt" style:font-size-asian="10pt" style:font-size-complex="10pt"/>
    </style:style>
    <style:style style:name="P5" style:family="paragraph">
      <style:paragraph-properties fo:text-align="center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3" draw:id="id3" draw:layer="layout" svg:width="5.75cm" svg:height="2.761cm" svg:x="7.5cm" svg:y="1.75cm">
          <draw:text-box>
            <text:p text:style-name="P1"><text:span text:style-name="T1">Character Sheet </text:span></text:p>
            <text:p text:style-name="P1"><text:span text:style-name="T1">Screen</text:span></text:p>
            <text:p text:style-name="P1"><text:span text:style-name="T1"/></text:p>
            <text:p text:style-name="P1"><text:span text:style-name="T2">Attributes table and Domain card table are built directly into the Character Sheet Screen</text:span></text:p>
          </draw:text-box>
        </draw:frame>
        <draw:frame draw:style-name="gr1" draw:text-style-name="P2" xml:id="id5" draw:id="id5" draw:layer="layout" svg:width="5.75cm" svg:height="1.473cm" svg:x="1.5cm" svg:y="4.527cm">
          <draw:text-box>
            <text:p text:style-name="P1"><text:span text:style-name="T1">Character Class Feature Section</text:span></text:p>
            <text:p text:style-name="P1"><text:span text:style-name="T1">(Hope+Class Features)</text:span></text:p>
          </draw:text-box>
        </draw:frame>
        <draw:frame draw:style-name="gr1" draw:text-style-name="P2" xml:id="id4" draw:id="id4" draw:layer="layout" svg:width="5.75cm" svg:height="3.159cm" svg:x="11cm" svg:y="6.5cm">
          <draw:text-box>
            <text:p text:style-name="P1"><text:span text:style-name="T1">Character Class Section</text:span></text:p>
            <text:p text:style-name="P1"><text:span text:style-name="T1">(Class, Sub Class, Ancestry, Community)</text:span></text:p>
            <text:p text:style-name="P1"><text:span text:style-name="T1"/></text:p>
            <text:p text:style-name="P3"><text:span text:style-name="T2">Level selector and <text:s/>manipulation dialog is built into the Character Class Section</text:span></text:p>
          </draw:text-box>
        </draw:frame>
        <draw:frame draw:style-name="gr2" draw:text-style-name="P4" xml:id="id6" draw:id="id6" draw:layer="layout" svg:width="3.5cm" svg:height="1.075cm" svg:x="14cm" svg:y="12.25cm">
          <draw:text-box>
            <text:p text:style-name="P1"><text:span text:style-name="T1">Class</text:span></text:p>
            <text:p text:style-name="P1"><text:span text:style-name="T1">Picker Dialog</text:span></text:p>
          </draw:text-box>
        </draw:frame>
        <draw:frame draw:style-name="gr1" draw:text-style-name="P2" xml:id="id2" draw:id="id2" draw:layer="layout" svg:width="5.75cm" svg:height="1.075cm" svg:x="1.75cm" svg:y="12.25cm">
          <draw:text-box>
            <text:p text:style-name="P1"><text:span text:style-name="T1">Domain Card </text:span></text:p>
            <text:p text:style-name="P1"><text:span text:style-name="T1">Selection Dialog</text:span></text:p>
          </draw:text-box>
        </draw:frame>
        <draw:frame draw:style-name="gr3" draw:text-style-name="P4" xml:id="id8" draw:id="id8" draw:layer="layout" svg:width="3.5cm" svg:height="1.473cm" svg:x="10.25cm" svg:y="12.277cm">
          <draw:text-box>
            <text:p text:style-name="P1"><text:span text:style-name="T1">Heritage</text:span></text:p>
            <text:p text:style-name="P1"><text:span text:style-name="T1">Picker Dialog</text:span></text:p>
            <text:p text:style-name="P1"><text:span text:style-name="T1">(Communities)</text:span></text:p>
          </draw:text-box>
        </draw:frame>
        <draw:frame draw:style-name="gr2" draw:text-style-name="P4" xml:id="id7" draw:id="id7" draw:layer="layout" svg:width="3.75cm" svg:height="1.075cm" svg:x="8cm" svg:y="10.75cm">
          <draw:text-box>
            <text:p text:style-name="P1"><text:span text:style-name="T1">Ancestry</text:span></text:p>
            <text:p text:style-name="P1"><text:span text:style-name="T1">Picker Dialog</text:span></text:p>
          </draw:text-box>
        </draw:frame>
        <draw:connector draw:style-name="gr4" draw:text-style-name="P5" draw:layer="layout" svg:x1="4.625cm" svg:y1="10.25cm" svg:x2="4.625cm" svg:y2="12.25cm" draw:start-shape="id1" draw:start-glue-point="2" draw:end-shape="id2" draw:end-glue-point="0" svg:d="M4625 10250v2000" svg:viewBox="0 0 1 2001">
          <text:p/>
        </draw:connector>
        <draw:connector draw:style-name="gr4" draw:text-style-name="P5" draw:layer="layout" svg:x1="10.375cm" svg:y1="4.511cm" svg:x2="13.875cm" svg:y2="6.5cm" draw:start-shape="id3" draw:start-glue-point="2" draw:end-shape="id4" draw:end-glue-point="0" svg:d="M10375 4511v995h3500v994" svg:viewBox="0 0 3501 1990">
          <text:p/>
        </draw:connector>
        <draw:connector draw:style-name="gr4" draw:text-style-name="P5" draw:layer="layout" svg:x1="10.375cm" svg:y1="4.511cm" svg:x2="7.25cm" svg:y2="5.263cm" draw:start-shape="id3" draw:start-glue-point="2" draw:end-shape="id5" svg:d="M10375 4511v752h-3125" svg:viewBox="0 0 3126 753">
          <text:p/>
        </draw:connector>
        <draw:connector draw:style-name="gr4" draw:text-style-name="P5" draw:layer="layout" svg:x1="13.875cm" svg:y1="9.659cm" svg:x2="15.75cm" svg:y2="12.25cm" draw:start-shape="id4" draw:end-shape="id6" draw:end-glue-point="0" svg:d="M13875 9659v1296h1875v1295" svg:viewBox="0 0 1876 2592">
          <text:p/>
        </draw:connector>
        <draw:connector draw:style-name="gr4" draw:text-style-name="P5" draw:layer="layout" svg:x1="13.875cm" svg:y1="9.659cm" svg:x2="9.875cm" svg:y2="10.75cm" draw:start-shape="id4" draw:start-glue-point="2" draw:end-shape="id7" draw:end-glue-point="0" svg:d="M13875 9659v546h-4000v545" svg:viewBox="0 0 4001 1092">
          <text:p/>
        </draw:connector>
        <draw:connector draw:style-name="gr4" draw:text-style-name="P5" draw:layer="layout" svg:x1="13.875cm" svg:y1="9.659cm" svg:x2="12cm" svg:y2="12.277cm" draw:start-shape="id4" draw:end-shape="id8" draw:end-glue-point="0" svg:d="M13875 9659v1309h-1875v1309" svg:viewBox="0 0 1876 2619">
          <text:p/>
        </draw:connector>
        <draw:frame draw:style-name="gr2" draw:text-style-name="P4" xml:id="id9" draw:id="id9" draw:layer="layout" svg:width="3.75cm" svg:height="1.075cm" svg:x="16cm" svg:y="10.75cm">
          <draw:text-box>
            <text:p text:style-name="P1"><text:span text:style-name="T1">Sub Class</text:span></text:p>
            <text:p text:style-name="P1"><text:span text:style-name="T1">Picker Dialog</text:span></text:p>
          </draw:text-box>
        </draw:frame>
        <draw:connector draw:style-name="gr4" draw:text-style-name="P5" draw:layer="layout" svg:x1="13.875cm" svg:y1="9.659cm" svg:x2="17.875cm" svg:y2="10.75cm" draw:start-shape="id4" draw:end-shape="id9" draw:end-glue-point="0" svg:d="M13875 9659v546h4000v545" svg:viewBox="0 0 4001 1092">
          <text:p/>
        </draw:connector>
        <draw:frame draw:style-name="gr1" draw:text-style-name="P2" xml:id="id1" draw:id="id1" draw:layer="layout" svg:width="5.75cm" svg:height="1.075cm" svg:x="1.75cm" svg:y="9.175cm">
          <draw:text-box>
            <text:p text:style-name="P1"><text:span text:style-name="T1">Domain Deck Section</text:span></text:p>
            <text:p text:style-name="P1"><text:span text:style-name="T1">(Domain Cards)</text:span></text:p>
          </draw:text-box>
        </draw:frame>
        <draw:frame draw:style-name="gr1" draw:text-style-name="P2" xml:id="id10" draw:id="id10" draw:layer="layout" svg:width="5.75cm" svg:height="1.075cm" svg:x="1.5cm" svg:y="6.75cm">
          <draw:text-box>
            <text:p text:style-name="P1"><text:span text:style-name="T1">Attribute Section</text:span></text:p>
            <text:p text:style-name="P1"><text:span text:style-name="T1">(Attributes)</text:span></text:p>
          </draw:text-box>
        </draw:frame>
        <draw:connector draw:style-name="gr4" draw:text-style-name="P5" draw:layer="layout" svg:x1="10.375cm" svg:y1="4.511cm" svg:x2="7.5cm" svg:y2="9.712cm" draw:start-shape="id3" draw:end-shape="id1" draw:end-glue-point="1" svg:d="M10375 4511v5201h-2875" svg:viewBox="0 0 2876 5202">
          <text:p/>
        </draw:connector>
        <draw:connector draw:style-name="gr4" draw:text-style-name="P5" draw:layer="layout" svg:x1="10.375cm" svg:y1="4.511cm" svg:x2="7.25cm" svg:y2="7.287cm" draw:start-shape="id3" draw:start-glue-point="2" draw:end-shape="id10" draw:end-glue-point="1" svg:d="M10375 4511v2776h-3125" svg:viewBox="0 0 3126 277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8T09:53:30.489071339</meta:creation-date>
    <dc:date>2025-06-28T12:00:20.801907668</dc:date>
    <meta:editing-duration>PT1H5M57S</meta:editing-duration>
    <meta:editing-cycles>4</meta:editing-cycles>
    <meta:generator>LibreOffice/7.3.7.2$Linux_X86_64 LibreOffice_project/30$Build-2</meta:generator>
    <meta:document-statistic meta:object-count="19"/>
  </office:meta>
</office:document-meta>
</file>